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000000087064ABBAAF501802D3.png" manifest:media-type="image/png"/>
  <manifest:file-entry manifest:full-path="Pictures/100002010000012C0000012C3CA8BA764B259A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choolbell" svg:font-family="Schoolbel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81cm" fo:min-width="4.08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81cm" fo:min-width="3.64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81cm" fo:min-width="3.97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0.621cm" fo:padding-top="0cm" fo:padding-bottom="0cm" fo:padding-left="0cm" fo:padding-right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6.5pt" style:font-size-asian="26.5pt" style:font-size-complex="26.5pt"/>
    </style:style>
    <style:style style:name="P5" style:family="paragraph">
      <loext:graphic-properties draw:fill="none"/>
      <style:text-properties fo:font-size="17.7000007629395pt" style:font-size-asian="17.7000007629395pt" style:font-size-complex="17.7000007629395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ffff" style:font-name="Schoolbell" fo:font-size="26.5pt" style:font-size-asian="26.5pt" style:font-name-complex="Schoolbell" style:font-size-complex="26.5pt"/>
    </style:style>
    <style:style style:name="T2" style:family="text">
      <style:text-properties fo:color="#222222" style:font-name="Schoolbell" fo:font-size="17.7000007629395pt" style:font-size-asian="17.7000007629395pt" style:font-name-complex="Schoolbell" style:font-size-complex="17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03cm" svg:height="63.005cm" svg:x="-0.004cm" svg:y="-21.002cm" svg:viewBox="0 0 29704 63006" draw:points="0,0 29704,0 29704,63006 0,63006">
          <text:p/>
        </draw:polygon>
        <draw:polygon draw:style-name="gr1" draw:text-style-name="P1" draw:layer="layout" svg:width="29.703cm" svg:height="21.002cm" svg:x="-0.127cm" svg:y="-0.556cm" svg:viewBox="0 0 29704 21003" draw:points="0,0 29704,0 29704,21003 0,21003">
          <text:p/>
        </draw:polygon>
        <draw:frame draw:style-name="gr2" draw:text-style-name="P2" draw:layer="layout" svg:width="28.195cm" svg:height="15.869cm" svg:x="0.507cm" svg:y="2.292cm">
          <draw:image xlink:href="Pictures/1000000000000F000000087064ABBAAF501802D3.png" xlink:type="simple" xlink:show="embed" xlink:actuate="onLoad">
            <text:p/>
          </draw:image>
        </draw:frame>
        <draw:frame draw:style-name="gr3" draw:text-style-name="P4" draw:layer="layout" svg:width="4.091cm" svg:height="1.089cm" svg:x="6.04cm" svg:y="12.729cm">
          <draw:text-box>
            <text:p text:style-name="P3"><text:span text:style-name="T1">La Tierra</text:span></text:p>
          </draw:text-box>
        </draw:frame>
        <draw:frame draw:style-name="gr4" draw:text-style-name="P4" draw:layer="layout" svg:width="3.66cm" svg:height="1.089cm" svg:x="15.778cm" svg:y="14.316cm">
          <draw:text-box>
            <text:p text:style-name="P3"><text:span text:style-name="T1">Saturno</text:span></text:p>
          </draw:text-box>
        </draw:frame>
        <draw:frame draw:style-name="gr5" draw:text-style-name="P4" draw:layer="layout" svg:width="3.994cm" svg:height="1.089cm" svg:x="24.092cm" svg:y="14.052cm">
          <draw:text-box>
            <text:p text:style-name="P3"><text:span text:style-name="T1">Neptuno</text:span></text:p>
          </draw:text-box>
        </draw:frame>
        <draw:frame draw:style-name="gr6" draw:text-style-name="P5" draw:layer="layout" svg:width="0.621cm" svg:height="0.721cm" svg:x="25.111cm" svg:y="1.512cm">
          <draw:text-box>
            <text:p text:style-name="P3"><text:span text:style-name="T2"><text:s/></text:span></text:p>
          </draw:text-box>
        </draw:frame>
        <draw:frame draw:style-name="gr7" draw:text-style-name="P6" draw:layer="layout" svg:width="4.952cm" svg:height="4.952cm" svg:x="16.256cm" svg:y="3.048cm">
          <draw:image xlink:href="Pictures/100002010000012C0000012C3CA8BA764B259AB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choolbell" svg:font-family="Schoolbel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699cm" fo:page-height="20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4T13:18:15.338000000</dc:date>
    <meta:editing-duration>PT2M29S</meta:editing-duration>
    <meta:editing-cycles>2</meta:editing-cycles>
    <meta:generator>LibreOffice/5.3.4.2$Windows_X86_64 LibreOffice_project/f82d347ccc0be322489bf7da61d7e4ad13fe2ff3</meta:generator>
    <meta:document-statistic meta:object-count="8"/>
  </office:meta>
</office:document-meta>
</file>